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Source Code Pro Black" svg:font-family="'Source Code Pro Blac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5b52" officeooo:paragraph-rsid="00195b52"/>
    </style:style>
    <style:style style:name="P2" style:family="paragraph" style:parent-style-name="Standard">
      <style:text-properties officeooo:rsid="001d562e" officeooo:paragraph-rsid="001d562e"/>
    </style:style>
    <style:style style:name="P3" style:family="paragraph" style:parent-style-name="Standard">
      <style:text-properties officeooo:rsid="001d562e" officeooo:paragraph-rsid="001f1f1f"/>
    </style:style>
    <style:style style:name="P4" style:family="paragraph" style:parent-style-name="Standard">
      <style:text-properties officeooo:paragraph-rsid="001d562e"/>
    </style:style>
    <style:style style:name="P5" style:family="paragraph" style:parent-style-name="Standard">
      <style:text-properties officeooo:rsid="002104d1" officeooo:paragraph-rsid="002104d1"/>
    </style:style>
    <style:style style:name="P6" style:family="paragraph" style:parent-style-name="Standard" style:list-style-name="L1">
      <style:text-properties officeooo:rsid="00193687" officeooo:paragraph-rsid="00193687"/>
    </style:style>
    <style:style style:name="P7" style:family="paragraph" style:parent-style-name="Standard" style:list-style-name="L1">
      <style:text-properties officeooo:rsid="00195b52" officeooo:paragraph-rsid="00195b52"/>
    </style:style>
    <style:style style:name="P8" style:family="paragraph" style:parent-style-name="Standard" style:list-style-name="L1">
      <style:text-properties officeooo:rsid="001b18af" officeooo:paragraph-rsid="001b18af"/>
    </style:style>
    <style:style style:name="P9" style:family="paragraph" style:parent-style-name="Standard">
      <style:text-properties officeooo:rsid="001d562e" officeooo:paragraph-rsid="001d562e"/>
    </style:style>
    <style:style style:name="P10" style:family="paragraph" style:parent-style-name="Standard">
      <style:text-properties officeooo:rsid="001d562e" officeooo:paragraph-rsid="0022b828"/>
    </style:style>
    <style:style style:name="P11" style:family="paragraph" style:parent-style-name="Standard">
      <style:text-properties officeooo:rsid="001d562e" officeooo:paragraph-rsid="00193687"/>
    </style:style>
    <style:style style:name="P12" style:family="paragraph" style:parent-style-name="Standard">
      <style:text-properties officeooo:rsid="0022b828" officeooo:paragraph-rsid="0022b828"/>
    </style:style>
    <style:style style:name="P13" style:family="paragraph" style:parent-style-name="Standard">
      <style:text-properties officeooo:paragraph-rsid="001d562e"/>
    </style:style>
    <style:style style:name="T1" style:family="text">
      <style:text-properties officeooo:rsid="001b18af"/>
    </style:style>
    <style:style style:name="T2" style:family="text">
      <style:text-properties officeooo:rsid="001d562e"/>
    </style:style>
    <style:style style:name="T3" style:family="text">
      <style:text-properties officeooo:rsid="001df72c"/>
    </style:style>
    <style:style style:name="T4" style:family="text">
      <style:text-properties officeooo:rsid="001f1f1f"/>
    </style:style>
    <style:style style:name="T5" style:family="text">
      <style:text-properties officeooo:rsid="002006ac"/>
    </style:style>
    <style:style style:name="T6" style:family="text">
      <style:text-properties officeooo:rsid="002104d1"/>
    </style:style>
    <style:style style:name="T7" style:family="text">
      <style:text-properties officeooo:rsid="00227286"/>
    </style:style>
    <style:style style:name="T8" style:family="text">
      <style:text-properties officeooo:rsid="0022c391"/>
    </style:style>
    <style:style style:name="T9" style:family="text">
      <style:text-properties officeooo:rsid="00235ad9"/>
    </style:style>
    <style:style style:name="T10" style:family="text">
      <style:text-properties officeooo:rsid="0024dfcc"/>
    </style:style>
    <style:style style:name="T11" style:family="text">
      <style:text-properties officeooo:rsid="00253677"/>
    </style:style>
    <style:style style:name="T12" style:family="text">
      <style:text-properties officeooo:rsid="0027358e"/>
    </style:style>
    <style:style style:name="T13" style:family="text">
      <style:text-properties officeooo:rsid="0029c929"/>
    </style:style>
    <style:style style:name="T14" style:family="text">
      <style:text-properties officeooo:rsid="002a982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2">User Manual</text:p>
      <text:p text:style-name="P2"><text:tab/>tldr; help me just tinker</text:p>
      <text:p text:style-name="P2"><text:tab/>Overview</text:p>
      <text:p text:style-name="P2"><text:tab/><text:span text:style-name="T5">Resources</text:span></text:p>
      <text:p text:style-name="P2"><text:tab/>Key Concepts</text:p>
      <text:p text:style-name="P2"><text:tab/><text:tab/>Model</text:p>
      <text:p text:style-name="P2"><text:tab/><text:tab/>Component</text:p>
      <text:p text:style-name="P2"><text:tab/><text:tab/>Model Reference</text:p>
      <text:p text:style-name="P2"><text:tab/><text:tab/>Context Expression</text:p>
      <text:p text:style-name="P2"><text:tab/><text:tab/>Orchestrator</text:p>
      <text:p text:style-name="P2"><text:tab/><text:tab/>Proxy</text:p>
      <text:p text:style-name="P2"><text:tab/>Orchestration</text:p>
      <text:p text:style-name="P2"><text:tab/><text:tab/>Building a proxy</text:p>
      <text:p text:style-name="P2"><text:tab/><text:tab/><text:span text:style-name="T3">Creating an orchestrator</text:span></text:p>
      <text:p text:style-name="P2"><text:tab/><text:tab/><text:span text:style-name="T3">Initialising a system</text:span></text:p>
      <text:p text:style-name="P2"><text:tab/><text:tab/><text:span text:style-name="T3">Inspecting errors</text:span></text:p>
      <text:p text:style-name="P2"><text:tab/><text:tab/><text:span text:style-name="T3">Tearing a system down</text:span></text:p>
      <text:p text:style-name="P2"><text:tab/>Infra<text:span text:style-name="T4">structure</text:span> Models</text:p>
      <text:p text:style-name="P2"><text:tab/><text:tab/><text:span text:style-name="T3">A simple AWS example</text:span></text:p>
      <text:p text:style-name="P2"><text:tab/><text:span text:style-name="T4">Namespace Models</text:span></text:p>
      <text:p text:style-name="P4"><text:span text:style-name="T2"><text:tab/><text:tab/></text:span><text:span text:style-name="T4">Roles</text:span></text:p>
      <text:p text:style-name="P2"><text:tab/><text:tab/><text:span text:style-name="T4">Var Objects</text:span></text:p>
      <text:p text:style-name="P2"><text:tab/><text:tab/><text:span text:style-name="T4">Variable Substitution</text:span></text:p>
      <text:p text:style-name="P2"><text:tab/><text:span text:style-name="T4">Configuration Models</text:span></text:p>
      <text:p text:style-name="P2"><text:tab/><text:tab/><text:span text:style-name="T4">Declaring Tasks</text:span></text:p>
      <text:p text:style-name="P2"><text:tab/><text:tab/><text:span text:style-name="T4">Declaring Dependencies</text:span></text:p>
      <text:p text:style-name="P4"><text:span text:style-name="T2"><text:tab/></text:span><text:span text:style-name="T12">More </text:span><text:span text:style-name="T3">Advanced </text:span><text:span text:style-name="T4">Use</text:span><text:span text:style-name="T11">s</text:span></text:p>
      <text:p text:style-name="P4"><text:tab/><text:tab/><text:span text:style-name="T13">All About Context Expressions</text:span></text:p>
      <text:p text:style-name="P4"><text:tab/><text:tab/><text:span text:style-name="T6">Helpers/</text:span><text:span text:style-name="T9">Utilities</text:span></text:p>
      <text:p text:style-name="P5"><text:tab/><text:tab/><text:tab/>Persistence</text:p>
      <text:p text:style-name="P5"><text:tab/><text:tab/><text:tab/>Reporting</text:p>
      <text:p text:style-name="P5"><text:tab/><text:tab/><text:tab/><text:span text:style-name="T7">Helpful methods</text:span></text:p>
      <text:p text:style-name="P2"><text:tab/><text:tab/><text:span text:style-name="T3">Orchestrators</text:span></text:p>
      <text:p text:style-name="P2"><text:tab/><text:tab/><text:tab/><text:span text:style-name="T3">Event handlers </text:span><text:span text:style-name="T7">(graph use)</text:span></text:p>
      <text:p text:style-name="P12"><text:tab/><text:tab/><text:tab/>Multiple Clouds</text:p>
      <text:p text:style-name="P12"><text:tab/><text:tab/><text:tab/>User data</text:p>
      <text:p text:style-name="P10"><text:tab/><text:tab/><text:tab/><text:span text:style-name="T3">Persisting models of initiated systems</text:span></text:p>
      <text:p text:style-name="P2"><text:tab/><text:tab/><text:tab/><text:span text:style-name="T3">Persistence schema</text:span></text:p>
      <text:p text:style-name="P2"><text:tab/><text:tab/><text:span text:style-name="T3">All models</text:span></text:p>
      <text:p text:style-name="P2"><text:tab/><text:tab/><text:tab/><text:span text:style-name="T10">Base Classes to Establish Conventions</text:span></text:p>
      <text:p text:style-name="P2"><text:tab/><text:tab/><text:tab/><text:span text:style-name="T3">Fetching Components</text:span></text:p>
      <text:p text:style-name="P2"><text:tab/><text:tab/><text:tab/><text:span text:style-name="T8">Adding methods</text:span></text:p>
      <text:p text:style-name="P2"><text:tab/><text:tab/><text:tab/><text:span text:style-name="T14">User data in subclasses</text:span></text:p>
      <text:p text:style-name="P3"><text:tab/><text:tab/>Infra<text:span text:style-name="T4">structure</text:span><text:span text:style-name="T3"> models</text:span></text:p>
      <text:p text:style-name="P2"><text:tab/><text:tab/><text:tab/><text:span text:style-name="T3">Resource groups</text:span></text:p>
      <text:p text:style-name="P2"><text:tab/><text:tab/><text:tab/><text:span text:style-name="T3">Multiple Resources</text:span></text:p>
      <text:p text:style-name="P2"><text:tab/><text:tab/><text:tab/><text:span text:style-name="T3">Options</text:span></text:p>
      <text:p text:style-name="P2"><text:tab/><text:tab/><text:span text:style-name="T3">Namespace Models</text:span></text:p>
      <text:p text:style-name="P2"><text:tab/><text:tab/><text:tab/><text:span text:style-name="T3">Inspecting Variables</text:span></text:p>
      <text:p text:style-name="P2"><text:tab/><text:tab/><text:tab/><text:span text:style-name="T3">Overriding Variables</text:span></text:p>
      <text:p text:style-name="P2"><text:tab/><text:tab/><text:tab/><text:span text:style-name="T3">Variable References</text:span></text:p>
      <text:p text:style-name="P2"><text:soft-page-break/><text:tab/><text:tab/><text:tab/><text:span text:style-name="T4">Options</text:span></text:p>
      <text:p text:style-name="P2"><text:tab/><text:tab/><text:span text:style-name="T4">Configuration Models</text:span></text:p>
      <text:p text:style-name="P2"><text:tab/><text:tab/><text:tab/><text:span text:style-name="T4">Config Classes</text:span></text:p>
      <text:p text:style-name="P2"><text:tab/><text:tab/><text:tab/><text:span text:style-name="T4">Role Reference Selection Expressions</text:span></text:p>
      <text:p text:style-name="P2"><text:tab/><text:tab/><text:tab/><text:span text:style-name="T4">Options</text:span></text:p>
      <text:p text:style-name="P2"><text:tab/><text:tab/><text:span text:style-name="T6">Services</text:span></text:p>
      <text:p text:style-name="P2">API Reference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Source Code Pro Black" svg:font-family="'Source Code Pro Blac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7T18:01:55.506456186</meta:creation-date>
    <dc:date>2020-04-29T12:46:36.883000000</dc:date>
    <meta:editing-duration>PT18H34M59S</meta:editing-duration>
    <meta:editing-cycles>10</meta:editing-cycles>
    <meta:generator>LibreOffice/6.4.2.2$Windows_X86_64 LibreOffice_project/4e471d8c02c9c90f512f7f9ead8875b57fcb1ec3</meta:generator>
    <meta:document-statistic meta:table-count="0" meta:image-count="0" meta:object-count="0" meta:page-count="2" meta:paragraph-count="58" meta:word-count="125" meta:character-count="1079" meta:non-whitespace-character-count="887"/>
  </office:meta>
</office:document-meta>
</file>